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20">
      <style:paragraph-properties fo:line-height="150%"/>
      <style:text-properties style:font-name="Arial" style:font-name-asian="Arial"/>
    </style:style>
    <style:style style:name="P1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4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4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Table_20_Contents" style:list-style-name="L21">
      <style:text-properties style:font-name="Verdana" fo:font-size="14pt" style:font-size-asian="14pt" style:font-size-complex="14pt"/>
    </style:style>
    <style:style style:name="P46" style:family="paragraph" style:parent-style-name="Table_20_Contents" style:list-style-name="L22">
      <style:text-properties style:font-name="Verdana" fo:font-size="14pt" style:font-size-asian="14pt" style:font-size-complex="14pt"/>
    </style:style>
    <style:style style:name="P47" style:family="paragraph" style:parent-style-name="Table_20_Contents" style:list-style-name="L23">
      <style:text-properties style:font-name="Verdana" fo:font-size="14pt" style:font-size-asian="14pt" style:font-size-complex="14pt"/>
    </style:style>
    <style:style style:name="P48" style:family="paragraph" style:parent-style-name="Table_20_Contents" style:list-style-name="L24">
      <style:text-properties style:font-name="Verdana" fo:font-size="14pt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style:language-asian="ja" style:country-asian="JP"/>
    </style:style>
    <style:style style:name="T9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0" style:family="text">
      <style:text-properties fo:font-size="14pt" fo:font-style="normal" fo:font-weight="normal" fo:background-color="transparent"/>
    </style:style>
    <style:style style:name="T11" style:family="text">
      <style:text-properties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4"><text:span text:style-name="T3">38</text:span>---------------------------------------------------------------------------</text:p>
      <text:p text:style-name="P10">res free# JVEMV6 44#10.2_39 / 44. currency / 10. prog-php / 2. tester / <text:s/>20200222_182303</text:p>
      <text:p text:style-name="P10"/>
      <text:p text:style-name="P4">[do] <text:span text:style-name="T1">#_ </text:span></text:p>
      <text:list xml:id="list7903979539494728875" text:style-name="L1">
        <text:list-item>
          <text:p text:style-name="P18">REVIEW</text:p>
        </text:list-item>
        <text:list-item>
          <text:p text:style-name="P18">TASK-1</text:p>
          <text:list>
            <text:list-item>
              <text:list>
                <text:list-item>
                  <text:p text:style-name="P18">val_TP ==&gt; up</text:p>
                  <text:list>
                    <text:list-item>
                      <text:p text:style-name="P18">label ==&gt; //_20200219_172815:next (fx_tester_T_1__Exec)</text:p>
                    </text:list-item>
                  </text:list>
                </text:list-item>
                <text:list-item>
                  <text:p text:style-name="P18">write into list data</text:p>
                  <text:list>
                    <text:list-item>
                      <text:p text:style-name="P18"><text:soft-page-break/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18">T-1.1 : show in the log file</text:p>
              <text:list>
                <text:list-item>
                  <text:p text:style-name="P18">CODE</text:p>
                  <text:list>
                    <text:list-item>
                      <text:p text:style-name="P18">“show_LO_Pos_Data__Build_Lines” ==&gt; add params</text:p>
                      <text:list>
                        <text:list-item>
                          <text:p text:style-name="P18">fx_tester_T_1()</text:p>
                          <text:list>
                            <text:list-item>
                              <text:p text:style-name="P18">//_20200222_182249:tmp (caller) </text:p>
                            </text:list-item>
                          </text:list>
                        </text:list-item>
                        <text:list-item>
                          <text:p text:style-name="P18">==&gt; DROP</text:p>
                        </text:list-item>
                      </text:list>
                    </text:list-item>
                    <text:list-item>
                      <text:p text:style-name="P18">“show_LO_Pos_Data__Build_Lines” ==&gt; add codes</text:p>
                    </text:list-item>
                  </text:list>
                </text:list-item>
                <text:list-item>
                  <text:p text:style-name="P18">TEST ==&gt; OK</text:p>
                </text:list-item>
              </text:list>
            </text:list-item>
            <text:list-item>
              <text:p text:style-name="P18">T-1.2 : value of TP, SL → CONS.php</text:p>
              <text:list>
                <text:list-item>
                  <text:p text:style-name="P18">CODE </text:p>
                  <text:list>
                    <text:list-item>
                      <text:p text:style-name="P18">//_20200219_172815:next</text:p>
                    </text:list-item>
                    <text:list-item>
                      <text:p text:style-name="P18">TP → 1.3</text:p>
                    </text:list-item>
                  </text:list>
                </text:list-item>
                <text:list-item>
                  <text:p text:style-name="P18">TEST ==&gt; PROBLEM</text:p>
                  <text:list>
                    <text:list-item>
                      <text:p text:style-name="P18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TASK-2</text:p>
          <text:list>
            <text:list-item>
              <text:p text:style-name="P18">pos list ==&gt; new data</text:p>
              <text:list>
                <text:list-item>
                  <text:p text:style-name="P18">start idx, exit idx ==&gt; location in BB</text:p>
                </text:list-item>
                <text:list-item>
                  <text:p text:style-name="P18">//_20200214_150433:next (libeatester)</text:p>
                </text:list-item>
              </text:list>
            </text:list-item>
          </text:list>
        </text:list-item>
        <text:list-item>
          <text:p text:style-name="P18"/>
        </text:list-item>
      </text:list>
      <text:p text:style-name="P4"/>
      <text:p text:style-name="P4">[next]</text:p>
      <text:list xml:id="list7678222134339681474" text:style-name="L2">
        <text:list-item>
          <text:p text:style-name="P19">TASK-1</text:p>
          <text:list>
            <text:list-item>
              <text:p text:style-name="P19">this ==&gt; T-1.2 → re-try</text:p>
              <text:list>
                <text:list-item>
                  <text:p text:style-name="P19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19">TASK-2</text:p>
          <text:list>
            <text:list-item>
              <text:p text:style-name="P19">this ==&gt; TASK-2</text:p>
            </text:list-item>
          </text:list>
        </text:list-item>
      </text:list>
      <text:p text:style-name="P4">[further]</text:p>
      <text:list xml:id="list7282188869298511173" text:style-name="L3">
        <text:list-item>
          <text:p text:style-name="P20"><text:soft-page-break/></text:p>
        </text:list-item>
      </text:list>
      <text:p text:style-name="P13"><text:line-break/><text:span text:style-name="T2">[/ 20200222_191842]</text:span></text:p>
      <text:p text:style-name="P13"/>
      <text:p text:style-name="P13"/>
      <text:p text:style-name="P4"><text:span text:style-name="T3">39</text:span>---------------------------------------------------------------------------</text:p>
      <text:p text:style-name="P10">res free# JVEMV6 44#10.2_40 / 44. currency / 10. prog-php / 2. tester / <text:s/>20200223_122021</text:p>
      <text:p text:style-name="P10"/>
      <text:p text:style-name="P4">[do] <text:span text:style-name="T1">#_ </text:span></text:p>
      <text:list xml:id="list6276276689615781076" text:style-name="L4">
        <text:list-item>
          <text:p text:style-name="P21">REVIEW</text:p>
        </text:list-item>
        <text:list-item>
          <text:p text:style-name="P21"><text:span text:style-name="T1">#_ </text:span>TASK-1 </text:p>
          <text:list>
            <text:list-item>
              <text:list>
                <text:list-item>
                  <text:p text:style-name="P21">this ==&gt; T-1.2 → re-try</text:p>
                  <text:list>
                    <text:list-item>
                      <text:p text:style-name="P21">pos list file ==&gt; for each time the for-loop breaks ==&gt; write the pos data to a file</text:p>
                    </text:list-item>
                    <text:list-item>
                      <text:p text:style-name="P21">//_20200222_192407:next</text:p>
                    </text:list-item>
                  </text:list>
                </text:list-item>
              </text:list>
            </text:list-item>
            <text:list-item>
              <text:p text:style-name="P21">T-1.1 : new FUNC : “show_LO_Pos_Data__Build_Lines__MetaData_and_Header”</text:p>
              <text:list>
                <text:list-item>
                  <text:p text:style-name="P21">CODE</text:p>
                </text:list-item>
                <text:list-item>
                  <text:p text:style-name="P21">TEST ==&gt; <text:s/></text:p>
                  <text:list>
                    <text:list-item>
                      <text:p text:style-name="P21">==&gt; OK</text:p>
                    </text:list-item>
                  </text:list>
                </text:list-item>
              </text:list>
            </text:list-item>
            <text:list-item>
              <text:p text:style-name="P21">T-1.2 : new FUNC : “show_LO_Pos_Data__Build_Lines__Entries”</text:p>
              <text:list>
                <text:list-item>
                  <text:p text:style-name="P21">TEST ==&gt; PROBLEM</text:p>
                  <text:list>
                    <text:list-item>
                      <text:p text:style-name="P21">TRY : review ==&gt; “2020.01.06 02:15”</text:p>
                      <text:list>
                        <text:list-item>
                          <text:p text:style-name="P21">FOUND</text:p>
                          <text:list>
                            <text:list-item>
                              <text:p text:style-name="P21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">TRY : re-TEST</text:p>
                      <text:list>
                        <text:list-item>
                          <text:p text:style-name="P21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T-1.3 : “show_LO_Pos_Data__Build_Lines__Entries” and oth<text:span text:style-name="T8">ers ==&gt; </text:span><text:soft-page-break/><text:span text:style-name="T8">comment out</text:span></text:p>
              <text:list>
                <text:list-item>
                  <text:p text:style-name="P39">CODE</text:p>
                </text:list-item>
                <text:list-item>
                  <text:p text:style-name="P39">TEST ==&gt; </text:p>
                  <text:list>
                    <text:list-item>
                      <text:p text:style-name="P3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">TASK-2</text:p>
          <text:list>
            <text:list-item>
              <text:list>
                <text:list-item>
                  <text:p text:style-name="P21">gen data</text:p>
                </text:list-item>
                <text:list-item>
                  <text:p text:style-name="P21">files</text:p>
                  <text:list>
                    <text:list-item>
                      <text:p text:style-name="P21"><text:span text:style-name="T1">#_ </text:span>(AUDJPY).(M15).20200216_180151.[20200106_0000-20200110_2345].csv </text:p>
                    </text:list-item>
                    <text:list-item>
                      <text:p text:style-name="P21"><text:span text:style-name="T1">#_ </text:span>(AUDJPY).(M15).20200216_180151.[20200113_0000-20200117_2345].csv </text:p>
                    </text:list-item>
                    <text:list-item>
                      <text:p text:style-name="P21">(AUDJPY).(M15).20200216_180151.[20200120_0000-20200124_2345].csv</text:p>
                    </text:list-item>
                    <text:list-item>
                      <text:p text:style-name="P21">(AUDJPY).(M15).20200216_180151.[20200127_0000-20200131_2345].csv</text:p>
                    </text:list-item>
                    <text:list-item>
                      <text:p text:style-name="P21">(AUDJPY).(M15).20200216_180151.[20200203_0000-20200207_2345].csv</text:p>
                    </text:list-item>
                    <text:list-item>
                      <text:p text:style-name="P21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21">T-2.1</text:p>
              <text:list>
                <text:list-item>
                  <text:p text:style-name="P21"/>
                </text:list-item>
              </text:list>
            </text:list-item>
          </text:list>
        </text:list-item>
        <text:list-item>
          <text:p text:style-name="P21">TASK-3</text:p>
          <text:list>
            <text:list-item>
              <text:list>
                <text:list-item>
                  <text:p text:style-name="P21">pos list ==&gt; new data</text:p>
                  <text:list>
                    <text:list-item>
                      <text:p text:style-name="P21">start idx, exit idx ==&gt; location in BB</text:p>
                    </text:list-item>
                    <text:list-item>
                      <text:p text:style-name="P21">//_20200214_150433:next (libeatester)</text:p>
                    </text:list-item>
                  </text:list>
                </text:list-item>
              </text:list>
            </text:list-item>
            <text:list-item>
              <text:p text:style-name="P21">T-2.1</text:p>
              <text:list>
                <text:list-item>
                  <text:p text:style-name="P21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2069618604209743356" text:style-name="L5">
        <text:list-item>
          <text:p text:style-name="P22">TASK</text:p>
          <text:list>
            <text:list-item>
              <text:p text:style-name="P22"><text:soft-page-break/>this ==&gt; TASK-2 –&gt; cont.</text:p>
              <text:list>
                <text:list-item>
                  <text:p text:style-name="P22">//_20200216_183601:tmp (CONS.php)</text:p>
                </text:list-item>
              </text:list>
            </text:list-item>
            <text:list-item>
              <text:p text:style-name="P22">this ==&gt; TASK-3</text:p>
            </text:list-item>
          </text:list>
        </text:list-item>
      </text:list>
      <text:p text:style-name="P4">[further]</text:p>
      <text:list xml:id="list5082143440963192411" text:style-name="L6">
        <text:list-item>
          <text:p text:style-name="P23"/>
        </text:list-item>
      </text:list>
      <text:p text:style-name="P13"><text:line-break/><text:span text:style-name="T2">[/ 20200223_141236]</text:span></text:p>
      <text:p text:style-name="P13"/>
      <text:p text:style-name="P9"/>
      <text:p text:style-name="P11"><text:span text:style-name="T11">40</text:span><text:span text:style-name="T10">--------------------------------------------------------------------------</text:span></text:p>
      <text:p text:style-name="P10">res free# JVEMV6 44#10.2_41 / 44. currency / 10. prog-php / 2. tester / <text:s/>20200227_125817</text:p>
      <text:p text:style-name="P10"/>
      <text:p text:style-name="P4">[do] <text:span text:style-name="T1">#_ </text:span></text:p>
      <text:list xml:id="list9008966496305922063" text:style-name="L7">
        <text:list-item>
          <text:p text:style-name="P24">REVIEW </text:p>
        </text:list-item>
        <text:list-item>
          <text:p text:style-name="P24">TASK-1</text:p>
          <text:list>
            <text:list-item>
              <text:list>
                <text:list-item>
                  <text:p text:style-name="P24">prev ==&gt; TASK-2 –&gt; cont.</text:p>
                  <text:list>
                    <text:list-item>
                      <text:p text:style-name="P24">//_20200216_183601:tmp (CONS.php)</text:p>
                    </text:list-item>
                  </text:list>
                </text:list-item>
              </text:list>
            </text:list-item>
            <text:list-item>
              <text:p text:style-name="P24">T-1.1</text:p>
              <text:list>
                <text:list-item>
                  <text:p text:style-name="P24"><text:span text:style-name="T1">#_ </text:span>[20200203_0000-20200207_2345]</text:p>
                </text:list-item>
                <text:list-item>
                  <text:p text:style-name="P24"><text:span text:style-name="T1">#_ </text:span>[20200214_2345-20200210_0000]</text:p>
                </text:list-item>
              </text:list>
            </text:list-item>
            <text:list-item>
              <text:p text:style-name="P24">T-1.2 : A/J, M5</text:p>
              <text:list>
                <text:list-item>
                  <text:list>
                    <text:list-item>
                      <text:p text:style-name="P24">(AUDJPY).(M5).20200227_131436.[XXX].csv</text:p>
                    </text:list-item>
                    <text:list-item>
                      <text:p text:style-name="P24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24"><text:span text:style-name="T1">#_ </text:span>[20200106_0005-20200106_2355]</text:p>
                  <text:list>
                    <text:list-item>
                      <text:p text:style-name="P24"><text:span text:style-name="T1">#_ </text:span>PROBLEM : “sum : start – exit” ==&gt; incorrect</text:p>
                      <text:list>
                        <text:list-item>
                          <text:p text:style-name="P24"><text:soft-page-break/>TRY : review codes</text:p>
                          <text:list>
                            <text:list-item>
                              <text:p text:style-name="P24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4">[20200107_0005-20200107_2355]</text:p>
                </text:list-item>
              </text:list>
            </text:list-item>
          </text:list>
        </text:list-item>
        <text:list-item>
          <text:p text:style-name="P24">SEG-1</text:p>
          <text:list>
            <text:list-item>
              <text:list>
                <text:list-item>
                  <text:p text:style-name="P24">gen csv ==&gt; M5</text:p>
                </text:list-item>
              </text:list>
            </text:list-item>
            <text:list-item>
              <text:p text:style-name="P24">S-1.1 : gen csv </text:p>
              <text:list>
                <text:list-item>
                  <text:p text:style-name="P24">44_5.1_10_rawdata.(AUDJPY).(Period-M5).(NumOfUnits-55000).(Bars-55000).20200227_131436.csv</text:p>
                </text:list-item>
                <text:list-item>
                  <text:p text:style-name="P24">A/J, M5, <text:s/>20200106</text:p>
                </text:list-item>
              </text:list>
            </text:list-item>
            <text:list-item>
              <text:p text:style-name="P24"><text:span text:style-name="T1">#_ </text:span>S-1.2</text:p>
              <text:list>
                <text:list-item>
                  <text:p text:style-name="P24">DUP</text:p>
                </text:list-item>
                <text:list-item>
                  <text:p text:style-name="P24">open ---&gt; with sakura</text:p>
                  <text:list>
                    <text:list-item>
                      <text:p text:style-name="P24">slice</text:p>
                      <text:list>
                        <text:list-item>
                          <text:p text:style-name="P24">2020.01.06 00:05</text:p>
                        </text:list-item>
                        <text:list-item>
                          <text:p text:style-name="P24">2020.01.06 23:55</text:p>
                        </text:list-item>
                      </text:list>
                    </text:list-item>
                    <text:list-item>
                      <text:p text:style-name="P24">save as (rename)</text:p>
                      <text:list>
                        <text:list-item>
                          <text:p text:style-name="P24">(AUDJPY).(M5).20200227_131436.[20200106_0005-20200106_2355].csv</text:p>
                        </text:list-item>
                      </text:list>
                    </text:list-item>
                    <text:list-item>
                      <text:p text:style-name="P24">close</text:p>
                    </text:list-item>
                  </text:list>
                </text:list-item>
                <text:list-item>
                  <text:p text:style-name="P24">open with → openoffice</text:p>
                  <text:list>
                    <text:list-item>
                      <text:p text:style-name="P24">column “no” → re-number</text:p>
                    </text:list-item>
                    <text:list-item>
                      <text:p text:style-name="P24">close</text:p>
                      <text:list>
                        <text:list-item>
                          <text:p text:style-name="P2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4">sakura</text:p>
                  <text:list>
                    <text:list-item>
                      <text:p text:style-name="P24">open</text:p>
                      <text:list>
                        <text:list-item>
                          <text:p text:style-name="P24">Right click</text:p>
                        </text:list-item>
                        <text:list-item>
                          <text:p text:style-name="P24">e &gt; e &gt; Ret</text:p>
                        </text:list-item>
                      </text:list>
                    </text:list-item>
                    <text:list-item>
                      <text:p text:style-name="P24">replace → “\t” with “;”</text:p>
                    </text:list-item>
                  </text:list>
                </text:list-item>
                <text:list-item>
                  <text:p text:style-name="P24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4"><text:soft-page-break/><text:span text:style-name="T1">#_ </text:span>S-1.3 : <text:s/>20200107</text:p>
              <text:list>
                <text:list-item>
                  <text:p text:style-name="P24">DUP</text:p>
                </text:list-item>
                <text:list-item>
                  <text:p text:style-name="P24">open ---&gt; with sakura</text:p>
                  <text:list>
                    <text:list-item>
                      <text:p text:style-name="P24">slice</text:p>
                      <text:list>
                        <text:list-item>
                          <text:p text:style-name="P24"><text:span text:style-name="T1">#_ </text:span>2020.01.07 00:05</text:p>
                        </text:list-item>
                        <text:list-item>
                          <text:p text:style-name="P24">2020.01.07 23:55</text:p>
                        </text:list-item>
                      </text:list>
                    </text:list-item>
                    <text:list-item>
                      <text:p text:style-name="P24">save as (rename)</text:p>
                      <text:list>
                        <text:list-item>
                          <text:p text:style-name="P24">(AUDJPY).(M5).20200227_131436.[20200107_0005-20200107_2355].csv</text:p>
                        </text:list-item>
                      </text:list>
                    </text:list-item>
                    <text:list-item>
                      <text:p text:style-name="P24">close</text:p>
                    </text:list-item>
                  </text:list>
                </text:list-item>
                <text:list-item>
                  <text:p text:style-name="P24">open with → openoffice</text:p>
                  <text:list>
                    <text:list-item>
                      <text:p text:style-name="P24">column “no” → re-number</text:p>
                    </text:list-item>
                    <text:list-item>
                      <text:p text:style-name="P24">close</text:p>
                      <text:list>
                        <text:list-item>
                          <text:p text:style-name="P2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4">sakura</text:p>
                  <text:list>
                    <text:list-item>
                      <text:p text:style-name="P24">open</text:p>
                      <text:list>
                        <text:list-item>
                          <text:p text:style-name="P24">Right click</text:p>
                        </text:list-item>
                        <text:list-item>
                          <text:p text:style-name="P24">e &gt; e &gt; Ret</text:p>
                        </text:list-item>
                      </text:list>
                    </text:list-item>
                    <text:list-item>
                      <text:p text:style-name="P24">replace → “\t” with “;”</text:p>
                    </text:list-item>
                  </text:list>
                </text:list-item>
                <text:list-item>
                  <text:p text:style-name="P24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14"><text:span text:style-name="T1">#_ </text:span>S-1.4 : <text:s/>20200108 ::]20200227_141656</text:p>
              <text:list>
                <text:list-item>
                  <text:p text:style-name="P24">DUP</text:p>
                </text:list-item>
                <text:list-item>
                  <text:p text:style-name="P24">open ---&gt; with sakura</text:p>
                  <text:list>
                    <text:list-item>
                      <text:p text:style-name="P24">slice</text:p>
                      <text:list>
                        <text:list-item>
                          <text:p text:style-name="P24">2020.01.08 00:05</text:p>
                        </text:list-item>
                        <text:list-item>
                          <text:p text:style-name="P24">2020.01.08 23:55</text:p>
                        </text:list-item>
                      </text:list>
                    </text:list-item>
                    <text:list-item>
                      <text:p text:style-name="P24">save as (rename)</text:p>
                      <text:list>
                        <text:list-item>
                          <text:p text:style-name="P24">(AUDJPY).(M5).20200227_131436.[20200108_0005-20200108_2355].csv</text:p>
                        </text:list-item>
                      </text:list>
                    </text:list-item>
                    <text:list-item>
                      <text:p text:style-name="P24"><text:soft-page-break/>close</text:p>
                    </text:list-item>
                  </text:list>
                </text:list-item>
                <text:list-item>
                  <text:p text:style-name="P24">open with → openoffice</text:p>
                  <text:list>
                    <text:list-item>
                      <text:p text:style-name="P24">column “no” → re-number</text:p>
                    </text:list-item>
                    <text:list-item>
                      <text:p text:style-name="P24">close</text:p>
                      <text:list>
                        <text:list-item>
                          <text:p text:style-name="P2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4">sakura</text:p>
                  <text:list>
                    <text:list-item>
                      <text:p text:style-name="P24">open</text:p>
                      <text:list>
                        <text:list-item>
                          <text:p text:style-name="P24">Right click</text:p>
                        </text:list-item>
                        <text:list-item>
                          <text:p text:style-name="P24">e &gt; e &gt; Ret</text:p>
                        </text:list-item>
                      </text:list>
                    </text:list-item>
                    <text:list-item>
                      <text:p text:style-name="P24">replace → “\t” with “;”</text:p>
                    </text:list-item>
                  </text:list>
                </text:list-item>
                <text:list-item>
                  <text:p text:style-name="P24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24">SEG-2 : [list-of-pos].log ==&gt; “exit – start” → value is 0 if “ext_idx” is “-1”</text:p>
          <text:list>
            <text:list-item>
              <text:p text:style-name="P24">S-2.1</text:p>
              <text:list>
                <text:list-item>
                  <text:p text:style-name="P24">CODE : //_20200227_140717:tmp</text:p>
                </text:list-item>
                <text:list-item>
                  <text:p text:style-name="P24">TEST ==&gt; </text:p>
                </text:list-item>
              </text:list>
            </text:list-item>
          </text:list>
        </text:list-item>
        <text:list-item>
          <text:p text:style-name="P24">TASK-2</text:p>
        </text:list-item>
      </text:list>
      <text:list xml:id="list8238834683968646619" text:style-name="L8">
        <text:list-item>
          <text:list>
            <text:list-item>
              <text:list>
                <text:list-item>
                  <text:list>
                    <text:list-item>
                      <text:p text:style-name="P25">prev ==&gt; TASK-3</text:p>
                    </text:list-item>
                  </text:list>
                </text:list-item>
                <text:list-item>
                  <text:p text:style-name="P25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3695213527934023445" text:style-name="L9">
        <text:list-item>
          <text:p text:style-name="P26">TASK-1</text:p>
          <text:list>
            <text:list-item>
              <text:p text:style-name="P26">source csv file ==&gt; pass to func through url param</text:p>
              <text:list>
                <text:list-item>
                  <text:p text:style-name="P26">$fname_FX_Tester_CSV_File</text:p>
                </text:list-item>
                <text:list-item>
                  <text:p text:style-name="P26">//_20200227_142412:next</text:p>
                </text:list-item>
              </text:list>
            </text:list-item>
          </text:list>
        </text:list-item>
        <text:list-item>
          <text:p text:style-name="P26">TASK-2 : this ==&gt; SEG-1 : cont.</text:p>
        </text:list-item>
        <text:list-item>
          <text:p text:style-name="P26">TASK-3 : this ==&gt; TASK-2</text:p>
        </text:list-item>
      </text:list>
      <text:p text:style-name="P4">[further]</text:p>
      <text:list xml:id="list8391899904319301772" text:style-name="L10">
        <text:list-item>
          <text:p text:style-name="P27"/>
        </text:list-item>
      </text:list>
      <text:p text:style-name="P13"><text:line-break/><text:soft-page-break/><text:span text:style-name="T2">[/ XXX]</text:span></text:p>
      <text:p text:style-name="P13"/>
      <text:p text:style-name="P9"/>
      <text:p text:style-name="P4"><text:span text:style-name="T3">41</text:span>---------------------------------------------------------------------------</text:p>
      <text:p text:style-name="P10">res free# JVEMV6 44#10.2_ 42 / 44. currency / 10. prog-php / 2. tester / <text:s/>20200304_163516</text:p>
      <text:p text:style-name="P10"/>
      <text:p text:style-name="P4">[do] <text:span text:style-name="T1">#_ </text:span></text:p>
      <text:list xml:id="list2397734925110769621" text:style-name="L11">
        <text:list-item>
          <text:p text:style-name="P28">REVIEW </text:p>
        </text:list-item>
        <text:list-item>
          <text:p text:style-name="P28"><text:span text:style-name="T1">#_ </text:span>SEG-1</text:p>
          <text:list>
            <text:list-item>
              <text:list>
                <text:list-item>
                  <text:p text:style-name="P28">gen csv ==&gt; M5</text:p>
                </text:list-item>
                <text:list-item>
                  <text:p text:style-name="P28">44_5.1_10_rawdata.(AUDJPY).(Period-M5).(NumOfUnits-55000).(Bars-55000).20200227_131436.csv</text:p>
                </text:list-item>
              </text:list>
            </text:list-item>
            <text:list-item>
              <text:p text:style-name="P28"><text:span text:style-name="T1">#_ </text:span>S-1.1 : A/J, M5, <text:s/>20200109 </text:p>
              <text:list>
                <text:list-item>
                  <text:p text:style-name="P28">DUP</text:p>
                </text:list-item>
                <text:list-item>
                  <text:p text:style-name="P28">rename</text:p>
                  <text:list>
                    <text:list-item>
                      <text:p text:style-name="P28">(AUDJPY).(M5).20200227_131436.[20200109_0005-20200109_2355].csv</text:p>
                    </text:list-item>
                  </text:list>
                </text:list-item>
                <text:list-item>
                  <text:p text:style-name="P28">open ---&gt; with sakura </text:p>
                  <text:list>
                    <text:list-item>
                      <text:p text:style-name="P28">slice</text:p>
                      <text:list>
                        <text:list-item>
                          <text:p text:style-name="P28">2020.01.09 00:05</text:p>
                        </text:list-item>
                        <text:list-item>
                          <text:p text:style-name="P28">2020.01.09 23:55</text:p>
                        </text:list-item>
                      </text:list>
                    </text:list-item>
                    <text:list-item>
                      <text:p text:style-name="P28">save</text:p>
                    </text:list-item>
                    <text:list-item>
                      <text:p text:style-name="P28">close</text:p>
                    </text:list-item>
                  </text:list>
                </text:list-item>
                <text:list-item>
                  <text:p text:style-name="P28">open with → openoffice</text:p>
                  <text:list>
                    <text:list-item>
                      <text:p text:style-name="P28">column “no” → re-number</text:p>
                    </text:list-item>
                    <text:list-item>
                      <text:p text:style-name="P28">close</text:p>
                      <text:list>
                        <text:list-item>
                          <text:p text:style-name="P28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8"><text:soft-page-break/>sakura</text:p>
                  <text:list>
                    <text:list-item>
                      <text:p text:style-name="P28">open</text:p>
                      <text:list>
                        <text:list-item>
                          <text:p text:style-name="P28">Right click</text:p>
                        </text:list-item>
                        <text:list-item>
                          <text:p text:style-name="P28">e &gt; e &gt; Ret</text:p>
                        </text:list-item>
                      </text:list>
                    </text:list-item>
                    <text:list-item>
                      <text:p text:style-name="P28">replace → “\t” with “;”</text:p>
                    </text:list-item>
                    <text:list-item>
                      <text:p text:style-name="P28">C – s / M – F4 (save, close)</text:p>
                    </text:list-item>
                  </text:list>
                </text:list-item>
                <text:list-item>
                  <text:p text:style-name="P28">copy to → C:\WORKS_2\WS\WS_Others.prog\prog\D-7\2_2\VIRTUAL\Admin_Projects\curr\data\csv_raw</text:p>
                </text:list-item>
              </text:list>
            </text:list-item>
            <text:list-item>
              <text:p text:style-name="P28"><text:span text:style-name="T1">#_ </text:span>S-1.2 : A/J, M5, <text:s/>20200110 </text:p>
              <text:list>
                <text:list-item>
                  <text:p text:style-name="P28">DUP</text:p>
                </text:list-item>
                <text:list-item>
                  <text:p text:style-name="P28">rename</text:p>
                  <text:list>
                    <text:list-item>
                      <text:p text:style-name="P28">(AUDJPY).(M5).20200227_131436.[20200110_0005-20200110_2355].csv</text:p>
                    </text:list-item>
                  </text:list>
                </text:list-item>
                <text:list-item>
                  <text:p text:style-name="P28">open ---&gt; with sakura </text:p>
                  <text:list>
                    <text:list-item>
                      <text:p text:style-name="P28">slice</text:p>
                      <text:list>
                        <text:list-item>
                          <text:p text:style-name="P28">2020.01.10 00:05</text:p>
                        </text:list-item>
                        <text:list-item>
                          <text:p text:style-name="P28">2020.01.1<text:span text:style-name="T8">0</text:span> 23:55</text:p>
                        </text:list-item>
                      </text:list>
                    </text:list-item>
                    <text:list-item>
                      <text:p text:style-name="P28">save</text:p>
                    </text:list-item>
                    <text:list-item>
                      <text:p text:style-name="P28">close</text:p>
                    </text:list-item>
                  </text:list>
                </text:list-item>
                <text:list-item>
                  <text:p text:style-name="P28">open with → openoffice</text:p>
                  <text:list>
                    <text:list-item>
                      <text:p text:style-name="P28">column “no” → re-number</text:p>
                    </text:list-item>
                    <text:list-item>
                      <text:p text:style-name="P28">close</text:p>
                      <text:list>
                        <text:list-item>
                          <text:p text:style-name="P28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28">sakura</text:p>
                  <text:list>
                    <text:list-item>
                      <text:p text:style-name="P28">open</text:p>
                      <text:list>
                        <text:list-item>
                          <text:p text:style-name="P28">Right click</text:p>
                        </text:list-item>
                        <text:list-item>
                          <text:p text:style-name="P28">e &gt; e &gt; Ret</text:p>
                        </text:list-item>
                      </text:list>
                    </text:list-item>
                    <text:list-item>
                      <text:p text:style-name="P28">replace → “\t” with “;”</text:p>
                    </text:list-item>
                    <text:list-item>
                      <text:p text:style-name="P28">C – s / M – F4 (save, close)</text:p>
                    </text:list-item>
                  </text:list>
                </text:list-item>
                <text:list-item>
                  <text:p text:style-name="P28">copy to → C:\WORKS_2\WS\WS_Others.prog\prog\D-<text:soft-page-break/>7\2_2\VIRTUAL\Admin_Projects\curr\data\csv_raw</text:p>
                </text:list-item>
              </text:list>
            </text:list-item>
            <text:list-item>
              <text:p text:style-name="P28"><text:span text:style-name="T1">%#_ </text:span>S-1.3 : A/J, M5, <text:s/>20200113 </text:p>
            </text:list-item>
          </text:list>
        </text:list-item>
        <text:list-item>
          <text:p text:style-name="P28">TASK-1</text:p>
          <text:list>
            <text:list-item>
              <text:p text:style-name="P28"><text:span text:style-name="T1">#_ </text:span>T-1.1 : template ==&gt; add textbox </text:p>
              <text:list>
                <text:list-item>
                  <text:p text:style-name="P28">CODE</text:p>
                  <text:list>
                    <text:list-item>
                      <text:p text:style-name="P28"><text:span text:style-name="T1">#_ </text:span>onmouseover</text:p>
                    </text:list-item>
                    <text:list-item>
                      <text:p text:style-name="P28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T-1.2 : get value → from textbox</text:p>
              <text:list>
                <text:list-item>
                  <text:list>
                    <text:list-item>
                      <text:p text:style-name="P28">\fx_test\_idx_table_tr_Tester-1.ctp</text:p>
                    </text:list-item>
                  </text:list>
                </text:list-item>
                <text:list-item>
                  <text:p text:style-name="P28">js file → libfx.js</text:p>
                  <text:list>
                    <text:list-item>
                      <text:p text:style-name="P28">fx_tester_T_1()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T-1.3 : pass to ajax param → get val at php function</text:p>
            </text:list-item>
            <text:list-item>
              <text:p text:style-name="P28">T-1.4 : param val → use in execution of php codes</text:p>
              <text:list>
                <text:list-item>
                  <text:p text:style-name="P28">CODE</text:p>
                </text:list-item>
                <text:list-item>
                  <text:p text:style-name="P28"><text:span text:style-name="T1">#_ </text:span>TEST : param val → via url box in the browser; nop, return</text:p>
                </text:list-item>
                <text:list-item>
                  <text:p text:style-name="P28">TEST : execute → complete </text:p>
                  <text:list>
                    <text:list-item>
                      <text:p text:style-name="P2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080357710866442075" text:style-name="L12">
        <text:list-item>
          <text:p text:style-name="P29">TASK-1</text:p>
          <text:list>
            <text:list-item>
              <text:p text:style-name="P29">prev : next : TASK-3</text:p>
            </text:list-item>
          </text:list>
        </text:list-item>
      </text:list>
      <text:p text:style-name="P4">[further]</text:p>
      <text:list xml:id="list459116099867060366" text:style-name="L13">
        <text:list-item>
          <text:p text:style-name="P30"/>
        </text:list-item>
      </text:list>
      <text:p text:style-name="P13"><text:line-break/><text:span text:style-name="T2">[/ XXX]</text:span></text:p>
      <text:p text:style-name="P13"/>
      <text:p text:style-name="P9"/>
      <text:p text:style-name="P5"/>
      <text:p text:style-name="P4"><text:soft-page-break/><text:span text:style-name="T3">42</text:span>---------------------------------------------------------------------------</text:p>
      <text:p text:style-name="P10">res free# JVEMV6 44#10.2_43 / 44. currency / 10. prog-php / 2. tester / <text:s/>20200308_135059</text:p>
      <text:p text:style-name="P10"/>
      <text:p text:style-name="P4">[do] <text:span text:style-name="T1">#_ </text:span></text:p>
      <text:list xml:id="list2222348746808916674" text:style-name="L14">
        <text:list-item>
          <text:p text:style-name="P31">REVIEW </text:p>
        </text:list-item>
        <text:list-item>
          <text:p text:style-name="P31"><text:span text:style-name="T1">#_ </text:span>SEG-1 : 1/13 → slice</text:p>
          <text:list>
            <text:list-item>
              <text:p text:style-name="P31">S-1.1 </text:p>
              <text:list>
                <text:list-item>
                  <text:p text:style-name="P31">DUP</text:p>
                </text:list-item>
                <text:list-item>
                  <text:p text:style-name="P31">rename</text:p>
                  <text:list>
                    <text:list-item>
                      <text:p text:style-name="P31">(AUDJPY).(M5).20200227_131436.[20200113_0005-20200113_2355].csv</text:p>
                    </text:list-item>
                  </text:list>
                </text:list-item>
                <text:list-item>
                  <text:p text:style-name="P31">open ---&gt; with sakura </text:p>
                  <text:list>
                    <text:list-item>
                      <text:p text:style-name="P31">slice</text:p>
                      <text:list>
                        <text:list-item>
                          <text:p text:style-name="P31">2020.01.13 00:05</text:p>
                        </text:list-item>
                        <text:list-item>
                          <text:p text:style-name="P31">2020.01.1<text:span text:style-name="T8">3</text:span> 23:55</text:p>
                        </text:list-item>
                      </text:list>
                    </text:list-item>
                    <text:list-item>
                      <text:p text:style-name="P31">save</text:p>
                    </text:list-item>
                    <text:list-item>
                      <text:p text:style-name="P31">close</text:p>
                    </text:list-item>
                  </text:list>
                </text:list-item>
                <text:list-item>
                  <text:p text:style-name="P31">open with → openoffice</text:p>
                  <text:list>
                    <text:list-item>
                      <text:p text:style-name="P31">column “no” → re-number</text:p>
                    </text:list-item>
                    <text:list-item>
                      <text:p text:style-name="P31">close</text:p>
                      <text:list>
                        <text:list-item>
                          <text:p text:style-name="P31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1">sakura </text:p>
                  <text:list>
                    <text:list-item>
                      <text:p text:style-name="P31">open</text:p>
                      <text:list>
                        <text:list-item>
                          <text:p text:style-name="P31">Right click</text:p>
                        </text:list-item>
                        <text:list-item>
                          <text:p text:style-name="P31">e &gt; e &gt; Ret</text:p>
                        </text:list-item>
                      </text:list>
                    </text:list-item>
                    <text:list-item>
                      <text:p text:style-name="P31">replace → “\t” with “;”</text:p>
                    </text:list-item>
                    <text:list-item>
                      <text:p text:style-name="P31">C – s / M – F4 (save, close)</text:p>
                    </text:list-item>
                  </text:list>
                </text:list-item>
                <text:list-item>
                  <text:p text:style-name="P31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1"><text:soft-page-break/>SEG-2 : exec on 1/13 slice</text:p>
          <text:list>
            <text:list-item>
              <text:p text:style-name="P31">S-2.1 : CONS.php</text:p>
            </text:list-item>
            <text:list-item>
              <text:p text:style-name="P31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31"/>
                </text:list-item>
              </text:list>
            </text:list-item>
          </text:list>
        </text:list-item>
        <text:list-item>
          <text:p text:style-name="P31">TASK-1</text:p>
          <text:list>
            <text:list-item>
              <text:list>
                <text:list-item>
                  <text:p text:style-name="P31">pos list ==&gt; new data</text:p>
                  <text:list>
                    <text:list-item>
                      <text:p text:style-name="P31">start idx, exit idx ==&gt; location in BB</text:p>
                    </text:list-item>
                    <text:list-item>
                      <text:p text:style-name="P31">//_20200214_150433:next (libeatester)</text:p>
                    </text:list-item>
                  </text:list>
                </text:list-item>
              </text:list>
            </text:list-item>
            <text:list-item>
              <text:p text:style-name="P31">T-1.1</text:p>
              <text:list>
                <text:list-item>
                  <text:p text:style-name="P31">new FUNC : get_BB_Location($pos, $lo_BarDatas)</text:p>
                  <text:list>
                    <text:list-item>
                      <text:p text:style-name="P31">//_20200308_141440:tmp</text:p>
                    </text:list-item>
                    <text:list-item>
                      <text:p text:style-name="P31">labels</text:p>
                      <text:list>
                        <text:list-item>
                          <text:p text:style-name="P31">//_20200308_142828:caller</text:p>
                        </text:list-item>
                        <text:list-item>
                          <text:p text:style-name="P31">//_20200308_142832:head</text:p>
                        </text:list-item>
                        <text:list-item>
                          <text:p text:style-name="P31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31">TEST ==&gt; change csv file</text:p>
                  <text:list>
                    <text:list-item>
                      <text:p text:style-name="P31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  <text:list-item>
                      <text:p text:style-name="P31">==&gt; sheet : C:\WORKS_2\WS\WS_Others.JVEMV6\JVEMV6\44_currency\10_prog-php\2_tester</text:p>
                    </text:list-item>
                    <text:list-item>
                      <text:p text:style-name="P3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7708599669647166076" text:style-name="L15">
        <text:list-item>
          <text:p text:style-name="P32"><text:soft-page-break/>TASK-1</text:p>
          <text:list>
            <text:list-item>
              <text:list>
                <text:list-item>
                  <text:p text:style-name="P32">BB loc ==&gt; bast 5 bars</text:p>
                </text:list-item>
                <text:list-item>
                  <text:p text:style-name="P32">csv ==&gt; back to : (AUDJPY).(M5).20200227_131436.[20200113_0005-20200113_2355].csv</text:p>
                </text:list-item>
              </text:list>
            </text:list-item>
            <text:list-item>
              <text:p text:style-name="P32">$num_Loop_Start → set to 6</text:p>
              <text:list>
                <text:list-item>
                  <text:p text:style-name="P32">//_20200121_170907:tmp</text:p>
                </text:list-item>
              </text:list>
            </text:list-item>
            <text:list-item>
              <text:p text:style-name="P32">caller line (controller)</text:p>
              <text:list>
                <text:list-item>
                  <text:p text:style-name="P32">//_20200308_150453:tmp</text:p>
                </text:list-item>
              </text:list>
            </text:list-item>
            <text:list-item>
              <text:p text:style-name="P32">DUP func</text:p>
              <text:list>
                <text:list-item>
                  <text:p text:style-name="P32">//_20200308_150534:ref</text:p>
                </text:list-item>
              </text:list>
            </text:list-item>
          </text:list>
        </text:list-item>
        <text:list-item>
          <text:p text:style-name="P32">TASK-2 : obs</text:p>
          <text:list>
            <text:list-item>
              <text:p text:style-name="P32">A/J, M15, 202<text:span text:style-name="T8">0-0116.0215 - .0600</text:span></text:p>
              <text:list>
                <text:list-item>
                  <text:p text:style-name="P32"><text:span text:style-name="T8">==&gt; such a trend (i.e. from Z1 to Z5) → find; exec tester</text:span></text:p>
                </text:list-item>
              </text:list>
            </text:list-item>
          </text:list>
        </text:list-item>
      </text:list>
      <text:p text:style-name="P4">[further]</text:p>
      <text:list xml:id="list8263238279810838018" text:style-name="L16">
        <text:list-item>
          <text:p text:style-name="P33"/>
        </text:list-item>
      </text:list>
      <text:p text:style-name="P13"><text:line-break/><text:span text:style-name="T2">[/ XXX]</text:span></text:p>
      <text:p text:style-name="P13"/>
      <text:p text:style-name="P4"><text:span text:style-name="T9">@@@</text:span></text:p>
      <text:p text:style-name="P4"><text:span text:style-name="T3">43</text:span>---------------------------------------------------------------------------</text:p>
      <text:p text:style-name="P10">res free# JVEMV6 44#10.2_44 / 44. currency / 10. prog-php / 2. tester / <text:s/>XXXX</text:p>
      <text:p text:style-name="P10"/>
      <text:p text:style-name="P4">[do] <text:span text:style-name="T1">#_ </text:span></text:p>
      <text:list xml:id="list35399692" text:continue-list="list9008966496305922063" text:style-name="L7">
        <text:list-item>
          <text:p text:style-name="P24">REVIEW </text:p>
        </text:list-item>
        <text:list-item>
          <text:p text:style-name="P24">TASK-1</text:p>
        </text:list-item>
        <text:list-item>
          <text:p text:style-name="P24">T-1.1</text:p>
        </text:list-item>
      </text:list>
      <text:list xml:id="list1560482719615474769" text:style-name="L25">
        <text:list-item>
          <text:list>
            <text:list-item>
              <text:p text:style-name="P36"/>
            </text:list-item>
          </text:list>
        </text:list-item>
      </text:list>
      <text:p text:style-name="P4"/>
      <text:p text:style-name="P4">[next]</text:p>
      <text:list xml:id="list6191062690714719492" text:style-name="L26">
        <text:list-item>
          <text:p text:style-name="P37"><text:soft-page-break/>TASK</text:p>
        </text:list-item>
      </text:list>
      <text:p text:style-name="P4">[further]</text:p>
      <text:list xml:id="list8761880494979148509" text:style-name="L27">
        <text:list-item>
          <text:p text:style-name="P38"/>
        </text:list-item>
      </text:list>
      <text:p text:style-name="P13"><text:line-break/><text:span text:style-name="T2">[/ XXX]</text:span></text:p>
      <text:p text:style-name="P13"/>
      <text:p text:style-name="P5"/>
      <text:p text:style-name="P5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5397401" text:continue-list="list35399692" text:style-name="L7">
        <text:list-item>
          <text:p text:style-name="P24">REVIEW </text:p>
        </text:list-item>
        <text:list-item>
          <text:p text:style-name="P24">TASK-1</text:p>
        </text:list-item>
        <text:list-item>
          <text:p text:style-name="P24">T-1.1</text:p>
        </text:list-item>
      </text:list>
      <text:list xml:id="list35384679" text:continue-list="list6276276689615781076" text:style-name="L4">
        <text:list-item>
          <text:list>
            <text:list-item>
              <text:p text:style-name="P21"/>
            </text:list-item>
          </text:list>
        </text:list-item>
      </text:list>
      <text:p text:style-name="P4"/>
      <text:p text:style-name="P4">[next]</text:p>
      <text:list xml:id="list6715749496267833250" text:style-name="L17">
        <text:list-item>
          <text:p text:style-name="P34">TASK</text:p>
        </text:list-item>
      </text:list>
      <text:p text:style-name="P4">[further]</text:p>
      <text:list xml:id="list16560431796987089" text:style-name="L18">
        <text:list-item>
          <text:p text:style-name="P35"/>
        </text:list-item>
      </text:list>
      <text:p text:style-name="P13"><text:line-break/><text:span text:style-name="T2">[/ XXX]</text:span></text:p>
      <text:p text:style-name="P13"/>
      <text:p text:style-name="P13"/>
      <text:p text:style-name="P13"/>
      <text:p text:style-name="P3">/ ------------------------------------------------ [TEMPLATE] 20191224_144528 /</text:p>
      <text:p text:style-name="P3"><text:soft-page-break/></text:p>
      <text:p text:style-name="P7">------------------------------------------------------- [STEPS : start] 20191224_114459</text:p>
      <text:list xml:id="list2218053629877519639" text:style-name="L19">
        <text:list-item>
          <text:p text:style-name="P40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5392412" text:continue-numbering="true" text:style-name="L19">
        <text:list-item>
          <text:p text:style-name="P40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7568361152824048371" text:style-name="L20">
        <text:list-item>
          <text:p text:style-name="P15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7056355293984331557" text:style-name="L21">
              <text:list-item>
                <text:p text:style-name="P45">M – w &gt; a (new window)</text:p>
              </text:list-item>
              <text:list-item>
                <text:p text:style-name="P45">doc 2 : select → session number</text:p>
              </text:list-item>
              <text:list-item>
                <text:p text:style-name="P45">doc 1</text:p>
                <text:list>
                  <text:list-item>
                    <text:p text:style-name="P45">DUP → template</text:p>
                  </text:list-item>
                  <text:list-item>
                    <text:p text:style-name="P45">session num → paste</text:p>
                  </text:list-item>
                </text:list>
              </text:list-item>
              <text:list-item>
                <text:p text:style-name="P45">doc 2 : select → session string</text:p>
              </text:list-item>
              <text:list-item>
                <text:p text:style-name="P45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5676552415371505019" text:style-name="L22">
              <text:list-item>
                <text:p text:style-name="P46">commit</text:p>
                <text:list>
                  <text:list-item>
                    <text:p text:style-name="P46">jve</text:p>
                  </text:list-item>
                  <text:list-item>
                    <text:p text:style-name="P46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5592850734547542609" text:style-name="L23">
              <text:list-item>
                <text:p text:style-name="P47">doc 1 : select → git push, echo</text:p>
              </text:list-item>
              <text:list-item>
                <text:p text:style-name="P47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5.A2" office:value-type="string">
            <text:p text:style-name="P12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8152511181546387005" text:style-name="L24">
              <text:list-item>
                <text:p text:style-name="P48">eclipse</text:p>
              </text:list-item>
              <text:list-item>
                <text:p text:style-name="P48">mt4</text:p>
              </text:list-item>
              <text:list-item>
                <text:p text:style-name="P48"><text:soft-page-break/>folders</text:p>
              </text:list-item>
              <text:list-item>
                <text:p text:style-name="P48">sakura files</text:p>
              </text:list-item>
              <text:list-item>
                <text:p text:style-name="P48">docs</text:p>
              </text:list-item>
            </text:list>
          </table:table-cell>
        </table:table-row>
      </table:table>
      <text:list xml:id="list35384161" text:continue-list="list7568361152824048371" text:style-name="L20">
        <text:list-item>
          <text:p text:style-name="P15">git</text:p>
          <text:list>
            <text:list-item>
              <text:p text:style-name="P1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5380189" text:continue-numbering="true" text:style-name="L20">
        <text:list-item>
          <text:list>
            <text:list-item>
              <text:p text:style-name="P1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2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2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list xml:id="list35380810" text:continue-numbering="true" text:style-name="L20">
        <text:list-item>
          <text:p text:style-name="P15">move “<text:span text:style-name="T4">@@@</text:span>”</text:p>
        </text:list-item>
        <text:list-item>
          <text:p text:style-name="P41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8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3-08T15:17:09.25</dc:date>
    <dc:creator>iwabuchi ken</dc:creator>
    <meta:editing-duration>P2DT13H26M46S</meta:editing-duration>
    <meta:editing-cycles>252</meta:editing-cycles>
    <meta:generator>OpenOffice/4.1.3$Win32 OpenOffice.org_project/413m1$Build-9783</meta:generator>
    <meta:document-statistic meta:table-count="5" meta:image-count="0" meta:object-count="0" meta:page-count="17" meta:paragraph-count="376" meta:word-count="1544" meta:character-count="10880"/>
  </office:meta>
</office:document-meta>
</file>